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tab/><text:tab/><text:tab/>========================</text:span></text:p>
      <text:p text:style-name="P1"><text:span text:style-name="T1"><text:tab/><text:tab/><text:tab/><text:tab/>Iterators in Python <text:s text:c="25"/></text:span></text:p>
      <text:p text:style-name="P1"><text:span text:style-name="T1"><text:tab/><text:tab/><text:tab/>========================</text:span></text:p>
      <text:p text:style-name="P1"><text:span text:style-name="T1">------------------------------------------------------</text:span></text:p>
      <text:p text:style-name="P1"><text:span text:style-name="T1">Why should WE use Iterators:</text:span></text:p>
      <text:p text:style-name="P1"><text:span text:style-name="T1">------------------------------------------------------</text:span></text:p>
      <text:p text:style-name="P1"><text:span text:style-name="T1">=&gt;In modern days, we have a lot of data in our hands, and handling this huge amount of data creates problems for everyone who wants to do some sort of analysis with that data.So, If you’ve ever struggled with handling huge amounts of data, and your machine running out of memory, then WE use the concept of Iterators in Python.</text:span></text:p>
      <text:p text:style-name="P1"><text:span text:style-name="T1">=&gt;Therefore, Rather than putting all the data in the memory in one step, it would be better if we could work with it in bits or some small chunks, dealing with only that data that is required at that moment. As a result, this would reduce the load on our computer memory tremendously. And this is what exactly the iterators do.</text:span></text:p>
      <text:p text:style-name="P1"><text:span text:style-name="T1">=&gt;Therefore, you can use Iterators to save a ton of memory, as Iterators don’t compute their items when they are generated, but only when they are called upon.</text:span></text:p>
      <text:p text:style-name="P1"><text:span text:style-name="T1">----------------------------------------------------------------------------------------------------------</text:span></text:p>
      <text:p text:style-name="P1"><text:span text:style-name="T1">=&gt;Iterator in python is an object that is used to iterate over iterable objects like lists, tuples, dicts, str, and sets. </text:span></text:p>
      <text:p text:style-name="P1"><text:span text:style-name="T1">=&gt;The iterator object is initialized using the iter() method. It uses the next() method for iteration.</text:span></text:p>
      <text:p text:style-name="P1"><text:span text:style-name="T1">=&gt;Here iter() is used for converting Iterable object <text:s/>into Iterator object.</text:span></text:p>
      <text:p text:style-name="P1"><text:span text:style-name="T1">=&gt;next() is used for obtaining next element of iterator object and if no next element then we get an exception <text:s text:c="2"/>called StopIteration.</text:span></text:p>
      <text:p text:style-name="P1"><text:span text:style-name="T1">=&gt;On the object of Iterator, we can't perform Indexing and Slicing Operations bcoz They supply the value on demand .</text:span></text:p>
      <text:p text:style-name="P1"><text:span text:style-name="T1">--------------------------</text:span></text:p>
      <text:p text:style-name="P1"><text:span text:style-name="T1">Examples:</text:span></text:p>
      <text:p text:style-name="P1"><text:span text:style-name="T1">--------------------------</text:span></text:p>
      <text:p text:style-name="P1"><text:span text:style-name="T1">s = 'Python'</text:span></text:p>
      <text:p text:style-name="P1"><text:span text:style-name="T1">itobj = iter(s)</text:span></text:p>
      <text:p text:style-name="P1"><text:span text:style-name="T1">while True:</text:span></text:p>
      <text:p text:style-name="P1"><text:span text:style-name="T1"><text:s text:c="4"/>try:</text:span></text:p>
      <text:p text:style-name="P1"><text:span text:style-name="T1"><text:s text:c="9"/>item = next(s) <text:s text:c="5"/># Iterate by calling next</text:span></text:p>
      <text:p text:style-name="P1"><text:span text:style-name="T1"><text:s text:c="8"/>print(item)</text:span></text:p>
      <text:p text:style-name="P1"><text:span text:style-name="T1"><text:s text:c="4"/>except StopIteration: <text:s text:c="8"/># exception will happen when iteration will over</text:span></text:p>
      <text:p text:style-name="P1"><text:soft-page-break/><text:span text:style-name="T1"><text:s text:c="8"/>break</text:span></text:p>
      <text:p text:style-name="P1"><text:span text:style-name="T1">======================================================</text:span></text:p>
      <text:p text:style-name="P1"><text:span text:style-name="T1">mytuple = ("apple", "banana", "cherry")</text:span></text:p>
      <text:p text:style-name="P1"><text:span text:style-name="T1">myit = iter(mytuple)</text:span></text:p>
      <text:p text:style-name="P1"><text:span text:style-name="T1">print(next(myit))</text:span></text:p>
      <text:p text:style-name="P1"><text:span text:style-name="T1">print(next(myit))</text:span></text:p>
      <text:p text:style-name="P1"><text:span text:style-name="T1">print(next(myit))</text:span></text:p>
      <text:p text:style-name="P1"><text:span text:style-name="T1">=======================================================</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3" meta:word-count="297" meta:character-count="2201" meta:non-whitespace-character-count="1851"/>
    <meta:generator>LibreOfficeDev/6.0.5.2$Linux_X86_64 LibreOffice_project/</meta:generator>
  </office:meta>
</office:document-meta>
</file>